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ff6600"/>
      <style:text-properties style:text-position=""/>
    </style:style>
    <style:style style:name="ce8" style:family="table-cell" style:parent-style-name="Default" style:data-style-name="N38">
      <style:text-properties style:text-position=""/>
    </style:style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66cc00"/>
    </style:style>
    <style:style style:name="ce13" style:family="table-cell" style:parent-style-name="Default">
      <style:table-cell-properties fo:background-color="#0066ff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 style:data-style-name="N38"/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66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15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11">
            <text:p>BDT</text:p>
          </table:table-cell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 table:number-columns-spanned="1" table:number-rows-spanned="2">
            <text:p>Analyse NotAssigned</text:p>
          </table:table-cell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2">
            <text:p>Refactoring Legendre</text:p>
          </table:table-cell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tAssignedHitsCombiner</text:p>
          </table:table-cell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 table:number-columns-spanned="1" table:number-rows-spanned="2">
            <text:p>BackgroundHitFinder</text:p>
          </table:table-cell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biner</text:p>
          </table:table-cell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Refactoring Legendre</text:p>
          </table:table-cell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Templated QuadTree</text:p>
          </table:table-cell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QuadTreePlotter + SegmentQuadTree</text:p>
          </table:table-cell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1" table:number-rows-spanned="3">
            <text:p>Umstellung auf gemeinsame Codebasis</text:p>
          </table:table-cell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TMVA Filter</text:p>
          </table:table-cell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???</text:p>
          </table:table-cell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Fitter</text:p>
          </table:table-cell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StereoQuadTree</text:p>
          </table:table-cell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TMVA in SegmentTrackMatcher</text:p>
          </table:table-cell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Validierung</text:p>
          </table:table-cell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2" office:value-type="string" calcext:value-type="string">
            <text:p>Fitting</text:p>
          </table:table-cell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Überarbeitung RecoTrack</text:p>
          </table:table-cell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RecoTrack + Filter</text:p>
          </table:table-cell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NotFittingIssue</text:p>
          </table:table-cell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VXD dE/dX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New QuadTree + Fitting</text:p>
          </table:table-cell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string" calcext:value-type="string" table:number-columns-spanned="1" table:number-rows-spanned="2">
            <text:p>VXD dE/dX</text:p>
          </table:table-cell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14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 table:number-columns-spanned="1" table:number-rows-spanned="11">
            <text:p>Schreiben!</text:p>
          </table:table-cell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covered-table-cell/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covered-table-cell/>
          <table:table-cell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covered-table-cell/>
          <table:table-cell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covered-table-cell/>
          <table:table-cell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covered-table-cell/>
          <table:table-cell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covered-table-cell/>
          <table:table-cell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covered-table-cell/>
          <table:table-cell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8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Geschrieben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number-columns-spanned="1" table:number-rows-spanned="11"/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0"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0"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0"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style-name="ce10"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10"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 table:style-name="ce10"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10"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10"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10"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style-name="ce10"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table:number-columns-spanned="1" table:number-rows-spanned="2"/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ce10"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number-columns-spanned="1" table:number-rows-spanned="2"/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style-name="ce10"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/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number-columns-spanned="1" table:number-rows-spanned="2"/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 table:style-name="ce10"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"/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/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/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"/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number-columns-spanned="1" table:number-rows-spanned="3"/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 table:style-name="ce10"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 table:style-name="ce10"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/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/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/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0"/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0"/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0"/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/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/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/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/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 table:number-columns-spanned="1" table:number-rows-spanned="4">
            <text:p>Experimental Setup &amp; Theory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covered-table-cell table:style-name="ce1"/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1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 table:number-columns-spanned="1" table:number-rows-spanned="2">
            <text:p>Analysis Results</text:p>
          </table:table-cell>
          <table:table-cell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 table:number-columns-spanned="1" table:number-rows-spanned="3">
            <text:p>Track Finding in basf2</text:p>
          </table:table-cell>
          <table:table-cell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style-name="ce1"/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 table:number-columns-spanned="1" table:number-rows-spanned="2">
            <text:p>Introduction, Summary, </text:p>
            <text:p>Acknowledgement</text:p>
          </table:table-cell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 table:number-columns-spanned="1" table:number-rows-spanned="2">
            <text:p>VXD</text:p>
          </table:table-cell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.00.0000</text:date>, <text:time style:data-style-name="N2" text:time-value="22:49:34.7262706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 </meta:initial-creator>
    <meta:creation-date>2015-06-24T21:12:50.545565727</meta:creation-date>
    <dc:date>2015-08-04T22:49:54.289831849</dc:date>
    <dc:creator>nils </dc:creator>
    <meta:editing-duration>PT23M27S</meta:editing-duration>
    <meta:editing-cycles>49</meta:editing-cycles>
    <meta:generator>LibreOffice/4.2.8.2$Linux_X86_64 LibreOffice_project/420m0$Build-2</meta:generator>
    <meta:document-statistic meta:table-count="2" meta:cell-count="361" meta:object-count="0"/>
  </office:meta>
</office:document-meta>
</file>